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HandlerExceptionResolver.getMess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doResolveHandlerMethodException( HttpServletRequest request , HttpServletResponse response , @ Nullable HandlerMethod handlerMethod , Exception exceptio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ExceptionHandlerExceptionResolver.getDefaultArgument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ceptionHandlerExceptionResolv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initExceptionHandlerAdviceCach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ceptionHandlerExceptionResolver.getCustom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ge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setMessageConverters( List &lt; HttpMessageConverter &lt; ? &gt; &gt; message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HandlerExceptionResolver.getDefaultReturnValueHandl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eptionHandlerExceptionResolver.setCustomReturnValueHandlers( @ Nullable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setCustomArgumentResolvers( @ Nullable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setContentNegotiationManager( ContentNegotiationManager contentNegoti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hasGlobalException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initMessageConver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HandlerExceptionResolver.setArgumentResolvers( @ Nullable List &lt; HandlerMethodArgumentResolver &gt; argumentResol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HandlerExceptionResolver.setResponseBodyAdvice( @ Nullable List &lt; ResponseBodyAdvice &lt; ? &gt; &gt; responseBodyAd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eptionHandlerExceptionResolver.getContentNegoti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setReturnValueHandlers( @ Nullable List &lt; HandlerMethodReturnValueHandler &gt; returnValue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ceptionHandlerExceptionResolv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ceptionHandlerExceptionResolver.getExceptionHandlerAdvic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getExceptionHandlerMethod( @ Nullable HandlerMethod handlerMethod , Exception excep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ceptionHandlerExceptionResolver.ge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ExceptionResolver.getCustom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